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C0000004E55088BC6E23518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4ad0" officeooo:paragraph-rsid="00044ad0"/>
    </style:style>
    <style:style style:name="P2" style:family="paragraph" style:parent-style-name="Standard">
      <style:text-properties fo:font-size="24pt" fo:font-weight="bold" officeooo:rsid="0004ef38" officeooo:paragraph-rsid="0004ef38" style:font-size-asian="24pt" style:font-weight-asian="bold" style:font-size-complex="24pt" style:font-weight-complex="bold"/>
    </style:style>
    <style:style style:name="P3" style:family="paragraph" style:parent-style-name="Standard">
      <style:text-properties officeooo:paragraph-rsid="000509aa"/>
    </style:style>
    <style:style style:name="T1" style:family="text">
      <style:text-properties officeooo:rsid="00044ad0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officeooo:rsid="000509aa"/>
    </style:style>
    <style:style style:name="T4" style:family="text">
      <style:text-properties fo:font-variant="normal" fo:text-transform="none" fo:color="#bdc1c6" style:font-name="arial" fo:font-size="8pt" fo:letter-spacing="normal" fo:font-style="normal" fo:font-weight="normal"/>
    </style:style>
    <style:style style:name="T5" style:family="text">
      <style:text-properties fo:font-variant="normal" fo:text-transform="none" fo:color="#bdc1c6" style:font-name="arial" fo:font-size="8pt" fo:letter-spacing="normal" fo:font-style="normal" fo:font-weight="normal" officeooo:rsid="000509a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How2Run:</text:span> </text:p>
      <text:p text:style-name="P1"><text:tab/>First we can compile our program while it is in the same folder with books.csv:</text:p>
      <text:p text:style-name="P1">g++ -Wall -Werror assg1.cpp -I include -o assg1 -lm</text:p>
      <text:p text:style-name="P1"/>
      <text:p text:style-name="P1">We can run it with this: </text:p>
      <text:p text:style-name="P1">./assg1</text:p>
      <text:p text:style-name="P1"/>
      <text:p text:style-name="P2">Statistics:</text:p>
      <text:p text:style-name="P1"><text:tab/></text:p>
      <text:p text:style-name="P1"><draw:frame draw:style-name="fr1" draw:name="Image1" text:anchor-type="char" svg:width="6.6929in" svg:height="0.8in" draw:z-index="0"><draw:image xlink:href="Pictures/100000000000028C0000004E55088BC6E2351853.png" xlink:type="simple" xlink:show="embed" xlink:actuate="onLoad" loext:mime-type="image/png"/></draw:frame><text:tab/></text:p>
      <text:p text:style-name="P1"/>
      <text:p text:style-name="P1"/>
      <text:p text:style-name="P1"/>
      <text:p text:style-name="P3"><text:span text:style-name="T1"><text:tab/></text:span><text:span text:style-name="T3">Best case for the quick sort algorithm is T(n) = T(n/2) + T(n/2) + cn, when every split is even. By master theorem, best case running time is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2-11-13T01:19:44.780000000</dc:date>
    <meta:editing-duration>PT19M53S</meta:editing-duration>
    <meta:editing-cycles>4</meta:editing-cycles>
    <meta:document-statistic meta:table-count="0" meta:image-count="1" meta:object-count="0" meta:page-count="1" meta:paragraph-count="9" meta:word-count="61" meta:character-count="328" meta:non-whitespace-character-count="267"/>
  </office:meta>
</office:document-meta>
</file>